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­­­­GUÍA DE ESTILOS TRAGAMILLAS</text:p>
      <text:p text:style-name="Standard"/>
      <text:p text:style-name="Standard"><text:tab/>-COLORES:</text:p>
      <text:p text:style-name="Standard"><text:tab/><text:tab/><text:span text:style-name="T2">-AZUL → #023EF9</text:span></text:p>
      <text:p text:style-name="P3"><text:tab/><text:tab/>-GRIS FOOTER → #2B2B2B</text:p>
      <text:p text:style-name="P4"><text:tab/><text:tab/>-BLANCO → WHITE</text:p>
      <text:p text:style-name="Standard"><text:span text:style-name="T5"><text:tab/></text:span><text:span text:style-name="T6"><text:tab/></text:span>-NEGRO → BLACK</text:p>
      <text:p text:style-name="Standard"><text:tab/><text:tab/>-ROJO → RED</text:p>
      <text:p text:style-name="Standard"/>
      <text:p text:style-name="Standard"><text:tab/>-TIPOGRAFIA</text:p>
      <text:p text:style-name="Standard"><text:tab/><text:tab/>-ROBOTO (UTILIZADAS EN LA PAGINA TRAGAMILLAS)</text:p>
      <text:p text:style-name="Standard"><text:tab/><text:tab/>-16 PX (MENU Y TABLA)</text:p>
      <text:p text:style-name="Standard"><text:tab/><text:tab/>-25 PX<text:s/>(BLANCAS FONDO AZUL, ADMINISTRADOR)</text:p>
      <text:p text:style-name="Standard"><text:tab/><text:tab/>-18 PX (NEGRAS, ADMI­NISTRADOR)</text:p>
      <text:p text:style-name="Standard"><text:tab/><text:tab/></text:p>
      <text:p text:style-name="Standard"><text:tab/>-HEADER</text:p>
      <text:p text:style-name="Standard"><text:tab/><text:tab/>-160 PX ALTO</text:p>
      <text:p text:style-name="Standard"/>
      <text:p text:style-name="Standard"><text:tab/>-FOOTER</text:p>
      <text:p text:style-name="Standard"><text:tab/><text:tab/>-225 PX ALTO</text:p>
      <text:p text:style-name="Standard"/>
      <text:p text:style-name="Standard"><text:tab/>-LOGO</text:p>
      <text:p text:style-name="Standard"><text:tab/><text:tab/>-150 PX ALTO</text:p>
      <text:p text:style-name="Standard"><text:tab/><text:tab/>-112 PX<text:s/>ANC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inda Olleta Cuartero</dc:creator>
    <meta:creation-date>2022-01-25T13:48:00Z</meta:creation-date>
    <dc:date>2022-01-26T13:13:00Z</dc:date>
    <meta:template xlink:href="Normal.dotm" xlink:type="simple"/>
    <meta:editing-cycles>2</meta:editing-cycles>
    <meta:editing-duration>PT60S</meta:editing-duration>
    <meta:document-statistic meta:page-count="1" meta:paragraph-count="1" meta:word-count="60" meta:character-count="391" meta:row-count="2" meta:non-whitespace-character-count="332"/>
  </office:meta>
</office:document-meta>
</file>